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2008f7" officeooo:paragraph-rsid="002008f7" style:font-size-asian="10.5pt" style:font-size-complex="12pt"/>
    </style:style>
    <style:style style:name="P11" style:family="paragraph" style:parent-style-name="Table_20_Contents">
      <style:text-properties fo:font-size="12pt" officeooo:rsid="002008f7" officeooo:paragraph-rsid="0021c7c7" style:font-size-asian="10.5pt" style:font-size-complex="12pt"/>
    </style:style>
    <style:style style:name="P12" style:family="paragraph" style:parent-style-name="Table_20_Contents">
      <style:text-properties fo:font-size="12pt" officeooo:rsid="0021c7c7" officeooo:paragraph-rsid="0021c7c7" style:font-size-asian="10.5pt" style:font-size-complex="12pt"/>
    </style:style>
    <style:style style:name="P13" style:family="paragraph" style:parent-style-name="Table_20_Contents">
      <style:text-properties fo:font-size="12pt" officeooo:rsid="0021c7c7" officeooo:paragraph-rsid="00234346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08f7"/>
    </style:style>
    <style:style style:name="T3" style:family="text">
      <style:text-properties officeooo:rsid="0021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4</text:span>/<text:span text:style-name="T2">1</text:span> - <text:span text:style-name="T2">4</text:span>/<text:span text:style-name="T2">5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0">HSG.SRT..C.6</text:p>
          </table:table-cell>
          <table:table-cell table:style-name="Table1.A2" office:value-type="string">
            <text:p text:style-name="P10">HSG.SRT..C.6</text:p>
          </table:table-cell>
          <table:table-cell table:style-name="Table1.A2" office:value-type="string">
            <text:p text:style-name="P10">HSG.SRT.C.6</text:p>
            <text:p text:style-name="P10">HSG.SRT.C.7</text:p>
          </table:table-cell>
          <table:table-cell table:style-name="Table1.A2" office:value-type="string">
            <text:p text:style-name="P11">HSG.SRT.C.7</text:p>
            <text:p text:style-name="P11">HSG.SRT.C.<text:span text:style-name="T3">8</text:span></text:p>
          </table:table-cell>
          <table:table-cell table:style-name="Table1.F2" office:value-type="string">
            <text:p text:style-name="P11">HSG.SRT.C.<text:span text:style-name="T3">8</text:span>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0">Similarity, side ratios</text:p>
          </table:table-cell>
          <table:table-cell table:style-name="Table1.A2" office:value-type="string">
            <text:p text:style-name="P10">Sine, cosine, tangent, <text:span text:style-name="T3">trigonometric function</text:span></text:p>
          </table:table-cell>
          <table:table-cell table:style-name="Table1.A2" office:value-type="string">
            <text:p text:style-name="P10">complementary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0">I can understand that similar triangles have equal side ratios.</text:p>
          </table:table-cell>
          <table:table-cell table:style-name="Table1.A2" office:value-type="string">
            <text:p text:style-name="P10">I can define and calculate three trigonometric functions for acute angles</text:p>
          </table:table-cell>
          <table:table-cell table:style-name="Table1.A2" office:value-type="string">
            <text:p text:style-name="P12">I can recognize the relationship between the trig functions for complementary angles.</text:p>
          </table:table-cell>
          <table:table-cell table:style-name="Table1.A2" office:value-type="string">
            <text:p text:style-name="P12">I can solve right triangles in applied problems</text:p>
          </table:table-cell>
          <table:table-cell table:style-name="Table1.F2" office:value-type="string">
            <text:p text:style-name="P13">I can solve right triangles in applied problems</text:p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>Ppt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7:22:26.688159691</dc:date>
    <meta:editing-duration>PT18M1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106" meta:character-count="739" meta:non-whitespace-character-count="659"/>
  </office:meta>
</office:document-meta>
</file>